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1mm"/>
    </style:style>
    <style:style style:name="ro1" style:family="table-row">
      <style:table-row-properties style:row-height="8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0" table:default-cell-style-name="ce3"/>
        <table:table-column table:style-name="co1" table:default-cell-style-name="ce4"/>
        <table:table-column table:style-name="co1" table:number-columns-repeated="973" table:default-cell-style-name="ce3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975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style-name="Default" table:number-columns-repeated="39"/>
          <table:table-cell table:number-columns-repeated="9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style-name="ce4" table:number-columns-repeated="50"/>
          <table:table-cell/>
          <table:table-cell table:style-name="ce4"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1"/>
          <table:table-cell table:number-columns-repeated="97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number-columns-repeated="50" table:default-cell-style-name="Default"/>
        <table:table-column table:style-name="co1" table:default-cell-style-name="ce5"/>
        <table:table-column table:style-name="co1" table:number-columns-repeated="973" table:default-cell-style-name="Default"/>
        <table:table-row table:style-name="ro1" table:number-rows-repeated="15">
          <table:table-cell table:number-columns-repeated="1024"/>
        </table:table-row>
        <table:table-row table:style-name="ro1">
          <table:table-cell table:style-name="ce5" table:number-columns-repeated="50"/>
          <table:table-cell/>
          <table:table-cell table:style-name="ce5" table:number-columns-repeated="97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" table:number-columns-repeated="50" table:default-cell-style-name="Default"/>
        <table:table-column table:style-name="co1" table:default-cell-style-name="ce5"/>
        <table:table-column table:style-name="co1" table:number-columns-repeated="973" table:default-cell-style-name="Default"/>
        <table:table-row table:style-name="ro1" table:number-rows-repeated="15">
          <table:table-cell table:number-columns-repeated="1024"/>
        </table:table-row>
        <table:table-row table:style-name="ro1">
          <table:table-cell table:style-name="ce5" table:number-columns-repeated="50"/>
          <table:table-cell/>
          <table:table-cell table:style-name="ce5" table:number-columns-repeated="97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1">
        <table:table-column table:style-name="co1" table:number-columns-repeated="50" table:default-cell-style-name="Default"/>
        <table:table-column table:style-name="co1" table:default-cell-style-name="ce5"/>
        <table:table-column table:style-name="co1" table:number-columns-repeated="973" table:default-cell-style-name="Default"/>
        <table:table-row table:style-name="ro1" table:number-rows-repeated="15">
          <table:table-cell table:number-columns-repeated="1024"/>
        </table:table-row>
        <table:table-row table:style-name="ro1">
          <table:table-cell table:style-name="ce5" table:number-columns-repeated="50"/>
          <table:table-cell/>
          <table:table-cell table:style-name="ce5" table:number-columns-repeated="97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5" table:style-name="ta1">
        <table:table-column table:style-name="co1" table:number-columns-repeated="50" table:default-cell-style-name="Default"/>
        <table:table-column table:style-name="co1" table:default-cell-style-name="ce5"/>
        <table:table-column table:style-name="co1" table:number-columns-repeated="973" table:default-cell-style-name="Default"/>
        <table:table-row table:style-name="ro1" table:number-rows-repeated="15">
          <table:table-cell table:number-columns-repeated="1024"/>
        </table:table-row>
        <table:table-row table:style-name="ro1">
          <table:table-cell table:style-name="ce5" table:number-columns-repeated="50"/>
          <table:table-cell/>
          <table:table-cell table:style-name="ce5" table:number-columns-repeated="97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Jugla</meta:initial-creator>
    <meta:creation-date>2019-09-24T10:19:58.494573011</meta:creation-date>
    <dc:date>2019-09-24T10:33:38.606514947</dc:date>
    <dc:creator>Florent Jugla</dc:creator>
    <meta:editing-duration>PT13M39S</meta:editing-duration>
    <meta:editing-cycles>4</meta:editing-cycles>
    <meta:generator>LibreOffice/6.1.5.2$Linux_X86_64 LibreOffice_project/10$Build-2</meta:generator>
    <meta:document-statistic meta:table-count="5" meta:cell-count="132" meta:object-count="0"/>
  </office:meta>
</office:document-meta>
</file>